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Contains.setNega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setValue( String 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eContains.addConfiguredContains( final Contains 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rea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neContains.LineContain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setContains( final Vector 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Line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get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Contain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